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aff4"/>
    </style:style>
    <style:style style:name="P2" style:family="paragraph" style:parent-style-name="Standard">
      <style:text-properties officeooo:rsid="001eaff4" officeooo:paragraph-rsid="001eaff4"/>
    </style:style>
    <style:style style:name="P3" style:family="paragraph" style:parent-style-name="Standard">
      <style:text-properties officeooo:rsid="001eaff4" officeooo:paragraph-rsid="001eaff4"/>
    </style:style>
    <style:style style:name="T1" style:family="text">
      <style:text-properties officeooo:rsid="001eaf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r:</text:p>
      <text:p text:style-name="Standard"/>
      <text:p text:style-name="P1"><text:tab/>Khai báo: for i :<text:span text:style-name="T1">= 1; i &lt;= 10; i++ {</text:span></text:p>
      <text:p text:style-name="P1"><text:tab/><text:tab/>…….</text:p>
      <text:p text:style-name="P1"/>
      <text:p text:style-name="P2"><text:tab/><text:tab/><text:tab/><text:tab/><text:tab/>}</text:p>
      <text:p text:style-name="P1"/>
      <text:p text:style-name="P1"><text:tab/>hoặc </text:p>
      <text:p text:style-name="P1"/>
      <text:p text:style-name="P1"/>
      <text:p text:style-name="P1"><text:tab/>i :<text:span text:style-name="T1">= 1<text:tab/></text:span></text:p>
      <text:p text:style-name="P1"><text:tab/>for ; i <text:span text:style-name="T1">&lt;=10; i++ {</text:span></text:p>
      <text:p text:style-name="P1"><text:tab/><text:tab/>……..</text:p>
      <text:p text:style-name="P2">}</text:p>
      <text:p text:style-name="P1"/>
      <text:p text:style-name="P1"/>
      <text:p text:style-name="P1"><text:tab/>hoặc</text:p>
      <text:p text:style-name="P1"/>
      <text:p text:style-name="P1"><text:tab/>i:<text:span text:style-name="T1">=1</text:span></text:p>
      <text:p text:style-name="P1"><text:tab/>for ; i&lt;<text:span text:style-name="T1">=10 ; {</text:span></text:p>
      <text:p text:style-name="P1"><text:tab/><text:tab/>……</text:p>
      <text:p text:style-name="P1"><text:tab/><text:tab/>i+<text:span text:style-name="T1">+</text:span></text:p>
      <text:p text:style-name="P2">}</text:p>
      <text:p text:style-name="P2"/>
      <text:p text:style-name="P2"/>
      <text:p text:style-name="P2"><text:tab/>hoặc</text:p>
      <text:p text:style-name="P2"><text:tab/></text:p>
      <text:p text:style-name="P2"><text:tab/>i,j := 1,0</text:p>
      <text:p text:style-name="P2"><text:tab/>for ; i&lt;=10 ; {</text:p>
      <text:p text:style-name="P1"><text:tab/><text:tab/>……</text:p>
      <text:p text:style-name="P1"><text:tab/><text:tab/>i+<text:span text:style-name="T1">+</text:span></text:p>
      <text:p text:style-name="P1"><text:tab/><text:tab/>j+<text:span text:style-name="T1">+</text:span></text:p>
      <text:p text:style-name="P2">}</text:p>
      <text:p text:style-name="P2"/>
      <text:p text:style-name="P2"/>
      <text:p text:style-name="P2"><text:tab/>hoặc</text:p>
      <text:p text:style-name="P2"><text:tab/>i :=1</text:p>
      <text:p text:style-name="P2">for<text:tab/>{</text:p>
      <text:p text:style-name="P2"><text:tab/>….</text:p>
      <text:p text:style-name="P2"><text:tab/>i++</text:p>
      <text:p text:style-name="P2"><text:tab/>if(dk dừng) break<text:tab/></text:p>
      <text:p text:style-name="P2">}</text:p>
      <text:p text:style-name="P2"/>
      <text:p text:style-name="P2">break theo 1 nhãn mà ta chỉ định. Vd:</text:p>
      <text:p text:style-name="P2"/>
      <text:p text:style-name="P2"><text:tab/>Loop: // 1nhãn</text:p>
      <text:p text:style-name="P2"><text:tab/><text:tab/>for i</text:p>
      <text:p text:style-name="P2"><text:tab/><text:tab/><text:tab/>for j</text:p>
      <text:p text:style-name="P2"><text:tab/><text:tab/><text:tab/><text:tab/>if(i &gt; 1) break Loop // lúc này vòng lặp break ở ngoài i. Nếu ko có Lopp vòng lặp break ở for j</text:p>
      <text:p text:style-name="P2"/>
      <text:p text:style-name="P2">Dùng for dyệtqua 1 mảng hoặc slice</text:p>
      <text:p text:style-name="P2"><text:soft-page-break/></text:p>
      <text:p text:style-name="P2"><text:tab/>array := [3]int {2, 3, 4}</text:p>
      <text:p text:style-name="P2"><text:tab/>for i := 0; i &lt; len(array) ; i++ {</text:p>
      <text:p text:style-name="P2"><text:tab/><text:tab/>…..</text:p>
      <text:p text:style-name="P2">}</text:p>
      <text:p text:style-name="P2"/>
      <text:p text:style-name="P2"><text:tab/>Phưởng thức range</text:p>
      <text:p text:style-name="P2"/>
      <text:p text:style-name="P2"><text:tab/>for index,value := range array {</text:p>
      <text:p text:style-name="P2"><text:tab/><text:tab/>…..<text:tab/><text:tab/></text:p>
      <text:p text:style-name="P2">}</text:p>
      <text:p text:style-name="P2"/>
      <text:p text:style-name="P2"><text:tab/>for với map</text:p>
      <text:p text:style-name="P2"/>
      <text:p text:style-name="P2"><text:tab/>m := map[string]int {</text:p>
      <text:p text:style-name="P2"><text:tab/><text:tab/>“Yuh”: 19</text:p>
      <text:p text:style-name="P2"><text:tab/><text:tab/>“Lam”: 20</text:p>
      <text:p text:style-name="P2">}</text:p>
      <text:p text:style-name="P2"/>
      <text:p text:style-name="P2">for key,value := range m {</text:p>
      <text:p text:style-name="P2"><text:tab/>……..</text:p>
      <text:p text:style-name="P2">}</text:p>
      <text:p text:style-name="P2"/>
      <text:p text:style-name="P2"><text:tab/>for báo với chuỗi</text:p>
      <text:p text:style-name="P2"/>
      <text:p text:style-name="P2"><text:tab/>s := “hello”</text:p>
      <text:p text:style-name="P2"><text:tab/>for _,value := range s {</text:p>
      <text:p text:style-name="P2"><text:tab/>……..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3:54:47.744729209</meta:creation-date>
    <dc:date>2021-09-04T20:45:51.271870579</dc:date>
    <meta:editing-duration>PT56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171" meta:character-count="697" meta:non-whitespace-character-count="513"/>
  </office:meta>
</office:document-meta>
</file>